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c9211e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22" style:family="table-cell" style:parent-style-name="Default">
      <style:table-cell-properties fo:background-color="#ffff00"/>
      <style:text-properties fo:color="#c9211e"/>
    </style:style>
    <style:style style:name="ce17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1007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6" table:number-rows-spanned="1">
            <text:p>LAN10</text:p>
          </table:table-cell>
          <table:covered-table-cell/>
          <table:covered-table-cell table:style-name="Default"/>
          <table:covered-table-cell table:style-name="ce11"/>
          <table:covered-table-cell/>
          <table:covered-table-cell table:style-name="Default"/>
          <table:table-cell table:style-name="ce1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1"/>
          <table:covered-table-cell/>
          <table:covered-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3" table:number-rows-spanned="1">
            <text:p>N=2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23436 (discuss the influence of the circuit depth in the B-sharing and WAN settings)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1.7773" calcext:value-type="float">
            <text:p>1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51309" calcext:value-type="float">
            <text:p>513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551067" calcext:value-type="float">
            <text:p>551067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2.7773" calcext:value-type="float">
            <text:p>2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288" calcext:value-type="float">
            <text:p>728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6658" calcext:value-type="float">
            <text:p>26665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3.7773" calcext:value-type="float">
            <text:p>3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4.7773" calcext:value-type="float">
            <text:p>4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998" calcext:value-type="float">
            <text:p>799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2099" calcext:value-type="float">
            <text:p>26209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5.7773" calcext:value-type="float">
            <text:p>5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91195" calcext:value-type="float">
            <text:p>911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1270652" calcext:value-type="float">
            <text:p>1270652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6.7773" calcext:value-type="float">
            <text:p>6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42748" calcext:value-type="float">
            <text:p>4274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843883" calcext:value-type="float">
            <text:p>843883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7.7773" calcext:value-type="float">
            <text:p>7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8.7773" calcext:value-type="float">
            <text:p>8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number-columns-repeated="7"/>
          <table:table-cell table:style-name="ce18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889" calcext:value-type="float">
            <text:p>5889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94" calcext:value-type="float">
            <text:p>12394</text:p>
          </table:table-cell>
          <table:table-cell table:style-name="ce22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72556" calcext:value-type="float">
            <text:p>725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787" calcext:value-type="float">
            <text:p>5787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60" calcext:value-type="float">
            <text:p>12360</text:p>
          </table:table-cell>
          <table:table-cell table:style-name="ce22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office:value-type="float" office:value="73247" calcext:value-type="float">
            <text:p>732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241" calcext:value-type="float">
            <text:p>5241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22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6792" calcext:value-type="float">
            <text:p>667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12" calcext:value-type="float">
            <text:p>5112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22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7744" calcext:value-type="float">
            <text:p>677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91" calcext:value-type="float">
            <text:p>5191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2944" calcext:value-type="float">
            <text:p>12944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6895" calcext:value-type="float">
            <text:p>668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8" calcext:value-type="float">
            <text:p>5138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1840" calcext:value-type="float">
            <text:p>11840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7277" calcext:value-type="float">
            <text:p>67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table:number-columns-repeated="4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9T16:01:19.955298455</dc:date>
    <meta:editing-duration>P1DT10H31M16S</meta:editing-duration>
    <meta:editing-cycles>140</meta:editing-cycles>
    <meta:generator>LibreOffice/7.3.7.2$Linux_X86_64 LibreOffice_project/30$Build-2</meta:generator>
    <meta:document-statistic meta:table-count="1" meta:cell-count="441" meta:object-count="0"/>
  </office:meta>
</office:document-meta>
</file>